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e Notes 8/12/17</text:p>
      <text:p text:style-name="P1"/>
      <text:p text:style-name="P2">GAME CHANGES</text:p>
      <text:p text:style-name="P1"/>
      <text:p text:style-name="P1">I made two quick changes to the game:</text:p>
      <text:list xml:id="list4380935064644835938" text:style-name="L3">
        <text:list-item>
          <text:p text:style-name="P4">Lowering the DL on the alchemist's Grease to 12 (down from 15) since it is a DL 8 spell</text:p>
        </text:list-item>
        <text:list-item>
          <text:p text:style-name="P4">Reduced +defense on the standard shield to +1 (down from +2) to give me somewhere to go with better shields</text:p>
        </text:list-item>
      </text:list>
      <text:p text:style-name="P1"/>
      <text:p text:style-name="P2">QUICK SITUATION</text:p>
      <text:p text:style-name="P1"/>
      <text:p text:style-name="P1">The group is standing face-to-face with the leader of the Theyd pirates, Sirtook. They will have the option to parley or fight... which will they choose?</text:p>
      <text:p text:style-name="P1"/>
      <text:p text:style-name="P2">HANGING THREADS</text:p>
      <text:p text:style-name="P1"/>
      <text:p text:style-name="P1">There are only two things I recall:</text:p>
      <text:list xml:id="list4884785284551542411" text:style-name="L2">
        <text:list-item>
          <text:p text:style-name="P3">Players have agreed to help Karen's Tundaran save the bear that pulled her from the sea. They are currently in the middle of the theyd lair</text:p>
        </text:list-item>
        <text:list-item>
          <text:p text:style-name="P3">Pcs have been "invited" to the village of Mykonos by the islander woman Alanna</text:p>
        </text:list-item>
      </text:list>
      <text:p text:style-name="P1"/>
      <text:p text:style-name="P2">MVP</text:p>
      <text:p text:style-name="P1"/>
      <text:p text:style-name="P1">Who was the MVP last week – in combat, or otherwise? That person gets an inspiration (and can start with 3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1S</meta:editing-duration>
    <meta:editing-cycles>4</meta:editing-cycles>
    <meta:generator>OpenOffice/4.1.3$Win32 OpenOffice.org_project/413m1$Build-9783</meta:generator>
    <dc:date>2017-08-12T16:07:29.96</dc:date>
    <dc:creator>Chris Magoun</dc:creator>
    <meta:document-statistic meta:table-count="0" meta:image-count="0" meta:object-count="0" meta:page-count="1" meta:paragraph-count="13" meta:word-count="155" meta:character-count="810"/>
    <meta:user-defined meta:name="Info 1"/>
    <meta:user-defined meta:name="Info 2"/>
    <meta:user-defined meta:name="Info 3"/>
    <meta:user-defined meta:name="Info 4"/>
  </office:meta>
</office:document-meta>
</file>